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master-page-name="First_20_Page">
      <style:paragraph-properties fo:text-align="center" style:justify-single-word="false" style:page-number="auto"/>
      <style:text-properties fo:font-size="14pt" fo:font-weight="bold" style:font-size-asian="14pt" style:font-weight-asian="bold" style:font-size-complex="14pt" style:font-weight-complex="bold"/>
    </style:style>
    <style:style style:name="P5" style:family="paragraph" style:parent-style-name="Standard" style:list-style-name="L2"/>
    <style:style style:name="P6" style:family="paragraph" style:parent-style-name="Standard">
      <style:paragraph-properties fo:text-align="start" style:justify-single-word="false"/>
    </style:style>
    <style:style style:name="P7" style:family="paragraph" style:parent-style-name="Standard" style:list-style-name="L2">
      <style:paragraph-properties fo:text-align="start" style:justify-single-word="false"/>
    </style:style>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fo:font-style="normal" style:font-style-asian="normal" style:font-style-complex="normal"/>
    </style:style>
    <style:style style:name="P12" style:family="paragraph" style:parent-style-name="Standard" style:list-style-name="L6">
      <style:text-properties fo:font-style="normal" style:font-style-asian="normal" style:font-style-complex="normal"/>
    </style:style>
    <style:style style:name="P13" style:family="paragraph" style:parent-style-name="Standard" style:list-style-name="L8">
      <style:text-properties fo:font-style="normal" style:font-style-asian="normal" style:font-style-complex="normal"/>
    </style:style>
    <style:style style:name="P1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list-style-name="L1">
      <style:text-properties fo:font-weight="bold" style:font-weight-asian="bold" style:font-weight-complex="bold"/>
    </style:style>
    <style:style style:name="P17" style:family="paragraph" style:parent-style-name="Standard" style:list-style-name="L1">
      <style:text-properties fo:font-weight="normal" style:font-weight-asian="normal" style:font-weight-complex="normal"/>
    </style:style>
    <style:style style:name="P18" style:family="paragraph" style:parent-style-name="Standard">
      <style:text-properties fo:font-style="italic" style:font-style-asian="italic" style:font-style-complex="italic"/>
    </style:style>
    <style:style style:name="P19" style:family="paragraph" style:parent-style-name="Standard" style:list-style-name="L7">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font-style="italic"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4">~ <text:s/>Projet de fin d'annee 2012-2013 <text:s/>~</text:p>
      <text:p text:style-name="P14"/>
      <text:p text:style-name="P2">September 12, 2012 </text:p>
      <text:p text:style-name="Standard"><text:s/>code <text:span text:style-name="T1">A</text:span></text:p>
      <text:p text:style-name="Standard"/>
      <text:p text:style-name="Standard"/>
      <text:list xml:id="list611275945733846554" text:style-name="L1">
        <text:list-item>
          <text:p text:style-name="P16">Introduction</text:p>
          <text:list>
            <text:list-item>
              <text:p text:style-name="P16">E<text:span text:style-name="T2">quipe</text:span></text:p>
            </text:list-item>
            <text:list-item>
              <text:p text:style-name="P17"><text:span text:style-name="T1">C</text:span>ontexte</text:p>
            </text:list-item>
          </text:list>
        </text:list-item>
        <text:list-item>
          <text:p text:style-name="P16">Cahier des charges</text:p>
          <text:list>
            <text:list-item>
              <text:p text:style-name="P17"><text:span text:style-name="T1">D</text:span>escription du jeu</text:p>
              <text:list>
                <text:list-item>
                  <text:p text:style-name="P17">Objectif</text:p>
                </text:list-item>
                <text:list-item>
                  <text:p text:style-name="P17">Gameplay</text:p>
                </text:list-item>
                <text:list-item>
                  <text:p text:style-name="P17">Specifications techniques</text:p>
                </text:list-item>
              </text:list>
            </text:list-item>
            <text:list-item>
              <text:p text:style-name="P17"><text:span text:style-name="T1">R</text:span>epartition des taches</text:p>
            </text:list-item>
          </text:list>
        </text:list-item>
      </text:list>
      <text:p text:style-name="Standard"/>
      <text:p text:style-name="Standard"/>
      <text:p text:style-name="P15"><text:tab/>Equipe :</text:p>
      <text:p text:style-name="Standard"/>
      <text:p text:style-name="Standard"><text:s text:c="3"/>Taric Abdous</text:p>
      <text:p text:style-name="Standard"><text:s text:c="3"/>Dorian Roussel</text:p>
      <text:p text:style-name="Standard"><text:s text:c="3"/>Edouard Brunvarlet</text:p>
      <text:p text:style-name="Standard"><text:s text:c="3"/>Benjamin Ledrappier</text:p>
      <text:p text:style-name="Standard"><text:s text:c="3"/>Mathieu Leurquin</text:p>
      <text:p text:style-name="Standard"><text:s text:c="3"/>Thierry Berger</text:p>
      <text:p text:style-name="Standard"/>
      <text:p text:style-name="Standard"/>
      <text:p text:style-name="Standard"><text:tab/><text:span text:style-name="T1">Contexte :</text:span></text:p>
      <text:p text:style-name="Standard"><text:span text:style-name="T1"/></text:p>
      <text:p text:style-name="Standard"><text:s text:c="2"/>Cette fiche présente le Projet de Fin de troisième Année d'EPITECH Nancy.</text:p>
      <text:p text:style-name="Standard"/>
      <text:p text:style-name="Standard"><text:tab/><text:span text:style-name="T3">Cahier des Charges</text:span></text:p>
      <text:p text:style-name="Standard"/>
      <text:p text:style-name="Standard"><text:tab/><text:span text:style-name="T1">Description du jeu </text:span>:</text:p>
      <text:p text:style-name="Standard"/>
      <text:p text:style-name="Standard"><text:tab/>Pour gagner une partie, il suffit seulement de tuer la ou les unités du joueur ennemi.</text:p>
      <text:p text:style-name="Standard"><text:tab/>(En cours de rédaction)</text:p>
      <text:p text:style-name="Standard"/>
      <text:p text:style-name="Standard"><text:tab/><text:span text:style-name="T1">Gameplay</text:span> : Jeu 2D vue de dessus.</text:p>
      <text:p text:style-name="P3"/>
      <text:p text:style-name="P3"><text:tab/><text:tab/>Pourquoi ?</text:p>
      <text:list xml:id="list3966386336766107575" text:style-name="L2">
        <text:list-item>
          <text:p text:style-name="P7">Simplicité : Nous avons choisi la 2D car le travail sur le gameplay (beaucoup d'actions différentes, interaction avec l'enviorrenement, etc,) sera déja assez important. De plus, il sera moins difficile de trouver des graphistes 2D.</text:p>
        </text:list-item>
      </text:list>
      <text:p text:style-name="P1"/>
      <text:p text:style-name="P1"/>
      <text:p text:style-name="P1"><text:soft-page-break/><text:span text:style-name="T1"><text:tab/>Deux gameplays “différents” seront proposés</text:span> :</text:p>
      <text:p text:style-name="P1"/>
      <text:list xml:id="list9093332479887929026" text:style-name="L3">
        <text:list-item>
          <text:p text:style-name="P8">STR: un joueur peut controler plusieurs unités et leur donner des ordres de mouvement ou d'attaque (Starcraft).</text:p>
        </text:list-item>
      </text:list>
      <text:list xml:id="list6373072331380306583" text:style-name="L4">
        <text:list-item>
          <text:p text:style-name="P9">Shooter : un joueur controle une seule unité : déplacement avec WASD/flèches, les attaques se font à la souris (comme alien wars).</text:p>
        </text:list-item>
      </text:list>
      <text:p text:style-name="Standard"/>
      <text:p text:style-name="P3"><text:tab/><text:tab/>Pourquoi ?</text:p>
      <text:list xml:id="list41233544" text:continue-list="list3966386336766107575" text:style-name="L2">
        <text:list-item>
          <text:p text:style-name="P5">Une équipe motivée : toute l'équipe est attirée par le jeu vidéo, et les manières de jouer de chacun sont parfois très différentes, ce qui mène à des compromis quant au choix du jeu lorsque tous veulent jouer ensemble.</text:p>
        </text:list-item>
        <text:list-item>
          <text:p text:style-name="P5">Un concept unique : (ou presque) le mélange de gameplay est très rarement utilisé dans le milieu du jeu vidéo, car cela demande plus de travail (différent gameplay = différent jeu). Mais ce concept peut apporter beaucoup de joueurs !</text:p>
        </text:list-item>
      </text:list>
      <text:p text:style-name="Standard"/>
      <text:p text:style-name="Standard"><text:span text:style-name="T1"><text:tab/>Multijoueur en réseau :</text:span></text:p>
      <text:p text:style-name="Standard"><text:span text:style-name="T1"/></text:p>
      <text:p text:style-name="P3"><text:tab/><text:tab/>Pourquoi ?</text:p>
      <text:list xml:id="list644672725014600773" text:style-name="L5">
        <text:list-item>
          <text:p text:style-name="P10"><text:span text:style-name="T4">Communauté : Afin de réunir différents joueurs, il est important qu'ils puissent jouer ensemble facilement, d'où le choix du multijoueur.</text:span></text:p>
        </text:list-item>
      </text:list>
      <text:p text:style-name="Standard"><text:span text:style-name="T4"/></text:p>
      <text:p text:style-name="Standard"><text:span text:style-name="T1"><text:tab/>Système d'authentification simple par pseudonyme :</text:span> (facon teeworlds)</text:p>
      <text:p text:style-name="P3"/>
      <text:p text:style-name="P3"><text:tab/><text:tab/>Pourquoi ?</text:p>
      <text:list xml:id="list2266119320881211774" text:style-name="L6">
        <text:list-item>
          <text:p text:style-name="P12">Simplicité : Pas de problème lié à la sécurité.</text:p>
        </text:list-item>
        <text:list-item>
          <text:p text:style-name="P12">Contact possible : Toujours pour réunir les joueurs, il faut qu'ils puissent se reconnaitre.</text:p>
        </text:list-item>
      </text:list>
      <text:p text:style-name="P11"/>
      <text:p text:style-name="Standard"><text:tab/><text:span text:style-name="T1">Connection a un master server, puis choix du serveur de jeu :</text:span> (comme counter strike)</text:p>
      <text:p text:style-name="Standard"/>
      <text:p text:style-name="P3"><text:tab/><text:tab/>Pourquoi ?</text:p>
      <text:list xml:id="list7290338972542138780" text:style-name="L7">
        <text:list-item>
          <text:p text:style-name="P19"><text:span text:style-name="T4">Accessibilité : Le joueur peut commencer à jouer en deux clics : lancement de l'executable, selection du serveur.</text:span></text:p>
        </text:list-item>
      </text:list>
      <text:p text:style-name="Standard"/>
      <text:p text:style-name="Standard"><text:span text:style-name="T1"><text:tab/>Systeme de scoring sur le serveur de jeu :</text:span></text:p>
      <text:p text:style-name="Standard"><text:span text:style-name="T1"/></text:p>
      <text:p text:style-name="P3"><text:tab/><text:tab/>Pourquoi ?</text:p>
      <text:list xml:id="list7697656193599716034" text:style-name="L8">
        <text:list-item>
          <text:p text:style-name="P13">Durée de jeu : Il suffit de regarder le succès des “achievements” sur Steam ou xbox live pour se rendre compte de l'efficacité d'un tel ajout.</text:p>
        </text:list-item>
      </text:list>
      <text:p text:style-name="Standard"/>
      <text:p text:style-name="Standard"/>
      <text:p text:style-name="Standard"><text:tab/><text:tab/><text:span text:style-name="T1">Répartition des roles</text:span></text:p>
      <text:p text:style-name="Standard"/>
      <text:p text:style-name="Standard"><text:tab/><text:span text:style-name="T5">Taric Abdous</text:span> : Artiste : responsable du graphisme et son</text:p>
      <text:p text:style-name="Standard"><text:tab/><text:span text:style-name="T5">Dorian Roussel</text:span> : Game designer : responsable du gameplay et de l'equilibrage</text:p>
      <text:p text:style-name="Standard"><text:tab/><text:span text:style-name="T5">Edouard Brunvarlet</text:span><text:span text:style-name="T1"> </text:span>: developpeur cote client : responsable de l'interface utilisateur</text:p>
      <text:p text:style-name="Standard"><text:tab/><text:span text:style-name="T5">Benjamin Ledrappier</text:span> : developpeur cote client : responsable de l'optimisation</text:p>
      <text:p text:style-name="Standard"><text:tab/><text:span text:style-name="T5">Mathieu Leurquin</text:span><text:span text:style-name="T1"> </text:span>: developpeur cote serveur : responsable du serveur</text:p>
      <text:p text:style-name="Standard"><text:tab/><text:span text:style-name="T5">Thierry Berger</text:span><text:span text:style-name="T1"> </text:span>: developpeur cote serveur : responsable du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erry berger</meta:initial-creator>
    <meta:creation-date>2012-09-10T14:19:29</meta:creation-date>
    <dc:date>2012-09-17T21:10:43.60</dc:date>
    <meta:editing-duration>PT1H25M26S</meta:editing-duration>
    <meta:editing-cycles>44</meta:editing-cycles>
    <meta:generator>OpenOffice.org/3.4.1$Win32 OpenOffice.org_project/341m1$Build-9593</meta:generator>
    <meta:document-statistic meta:table-count="0" meta:image-count="0" meta:object-count="0" meta:page-count="2" meta:paragraph-count="54" meta:word-count="469" meta:character-count="2846"/>
  </office:meta>
</office:document-meta>
</file>